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d314" officeooo:paragraph-rsid="001bd314"/>
    </style:style>
    <style:style style:name="P2" style:family="paragraph" style:parent-style-name="Standard">
      <style:text-properties officeooo:rsid="001e9290" officeooo:paragraph-rsid="001e9290"/>
    </style:style>
    <style:style style:name="P3" style:family="paragraph" style:parent-style-name="Standard">
      <style:text-properties officeooo:rsid="001fbdd8" officeooo:paragraph-rsid="001fbdd8"/>
    </style:style>
    <style:style style:name="P4" style:family="paragraph" style:parent-style-name="Standard">
      <style:text-properties officeooo:rsid="0020adca" officeooo:paragraph-rsid="0020adca"/>
    </style:style>
    <style:style style:name="P5" style:family="paragraph" style:parent-style-name="Standard">
      <style:text-properties officeooo:rsid="001fbdd8" officeooo:paragraph-rsid="001fbdd8"/>
    </style:style>
    <style:style style:name="T1" style:family="text">
      <style:text-properties officeooo:rsid="0023d771"/>
    </style:style>
    <style:style style:name="T2" style:family="text">
      <style:text-properties officeooo:rsid="0025c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/text:p>
      <text:p text:style-name="P1">Date:</text:p>
      <text:p text:style-name="P2">Reflection Questions from lab2.</text:p>
      <text:p text:style-name="P2"/>
      <text:p text:style-name="P3">Part I (Web Traffic Questions)</text:p>
      <text:p text:style-name="P3"/>
      <text:p text:style-name="P2">1. For a web site such as www.amazon.com, which one metric is the most important to determine</text:p>
      <text:p text:style-name="P2">the business performed daily by the site? Why?</text:p>
      <text:p text:style-name="P2"/>
      <text:p text:style-name="P2"/>
      <text:p text:style-name="P2">2. For a web site such as www.facebook.com, which one metric is the most important for deter-</text:p>
      <text:p text:style-name="P2">mining the general ease of use of the site. Why?</text:p>
      <text:p text:style-name="P2"/>
      <text:p text:style-name="P2"/>
      <text:p text:style-name="P2">3. What metric would you suggest is often included in a report but is, actually, not very informative or provides no real value to an analysis? Why?</text:p>
      <text:p text:style-name="P2"/>
      <text:p text:style-name="P2"/>
      <text:p text:style-name="P3">Part II <text:span text:style-name="T2">(The talk given by the speaker)</text:span></text:p>
      <text:p text:style-name="P3"/>
      <text:p text:style-name="P3"><text:span text:style-name="T2">1) </text:span>How is data analytics is used in various marketing applications. Explain how tools such as Google Analytics could aid in marketing research. Please give concrete examples to support your arguments. </text:p>
      <text:p text:style-name="P3"/>
      <text:p text:style-name="P3"><text:span text:style-name="T2">2) </text:span>Reflect on the any negative impacts of using data analytics in marketing applications. Provide at least one citation to a primary source to validate your argument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5:36:46.252341085</meta:creation-date>
    <dc:date>2018-09-13T22:16:58.166370711</dc:date>
    <meta:editing-duration>PT7M50S</meta:editing-duration>
    <meta:editing-cycles>6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12" meta:word-count="156" meta:character-count="906" meta:non-whitespace-character-count="760"/>
  </office:meta>
</office:document-meta>
</file>